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8skgcys5e7te"/>Тестовое задание для backend</text:p>
      <text:p text:style-name="Standard"/>
      <text:p text:style-name="Standard">В рамках тестового задания нужно разработать скрипт импорта товаров из csv файлов в базу данных PostgreSQL.</text:p>
      <text:p text:style-name="Standard"/>
      <text:p text:style-name="Standard">В базе данных имеем таблицу товаров:</text:p>
      <text:p text:style-name="Standard"/>
      <text:p text:style-name="Standard">create_table "products", force: :cascade do |t|</text:p>
      <text:p text:style-name="Standard"><text:s text:c="4"/>t.string "price_list"</text:p>
      <text:p text:style-name="Standard"><text:s text:c="4"/>t.string "brand", null: false</text:p>
      <text:p text:style-name="Standard"><text:s text:c="4"/>t.string "code", null: false</text:p>
      <text:p text:style-name="Standard"><text:s text:c="4"/>t.integer "stock", default: 0, null: false</text:p>
      <text:p text:style-name="Standard"><text:s text:c="4"/>t.decimal "cost", precision: 12, scale: 2, null: false</text:p>
      <text:p text:style-name="Standard"><text:s text:c="4"/>t.string "name"</text:p>
      <text:p text:style-name="Standard"><text:s text:c="2"/>end</text:p>
      <text:p text:style-name="Standard"/>
      <text:p text:style-name="Standard">Есть 3 тестовых файла для импорта (прайса): <text:a xlink:type="simple" xlink:href="https://drive.google.com/file/d/1dAMM4tU4VjVrBgd1Y68-ryF-67yx2oPN/view?usp=sharing" text:style-name="ListLabel_20_10" text:visited-style-name="ListLabel_20_10"><text:span text:style-name="T1">price_1.csv</text:span></text:a>, <text:a xlink:type="simple" xlink:href="https://drive.google.com/file/d/1-LdMTH4dHgx-M6Ae6UtmC5B11cBKm9DH/view?usp=sharing" text:style-name="ListLabel_20_10" text:visited-style-name="ListLabel_20_10"><text:span text:style-name="T1">price_2.csv</text:span></text:a>, <text:a xlink:type="simple" xlink:href="https://drive.google.com/file/d/1LMRUkW6ltjceG8ZmcvilUptmfMboG0hS/view?usp=sharing" text:style-name="ListLabel_20_10" text:visited-style-name="ListLabel_20_10"><text:span text:style-name="T1">price_3.csv</text:span></text:a>. Соответствие колонок в тестовых файлах импорта:</text:p>
      <text:p text:style-name="Standard"/>
      <text:p text:style-name="Standard"><text:span text:style-name="T2">price_1.csv:</text:span></text:p>
      <text:p text:style-name="Standard">Производитель: brand</text:p>
      <text:p text:style-name="Standard">Артикул: code</text:p>
      <text:p text:style-name="Standard">Количество: stock</text:p>
      <text:p text:style-name="Standard">Цена: cost</text:p>
      <text:p text:style-name="Standard">Наименование: name</text:p>
      <text:p text:style-name="Standard"/>
      <text:p text:style-name="Standard"><text:span text:style-name="T2">price_2.csv:</text:span></text:p>
      <text:p text:style-name="Standard"><text:soft-page-break/>Производитель: brand</text:p>
      <text:p text:style-name="Standard">Артикул: code</text:p>
      <text:p text:style-name="Standard">Количество: stock</text:p>
      <text:p text:style-name="Standard">Цена: cost</text:p>
      <text:p text:style-name="Standard">НаименованиеТовара: name</text:p>
      <text:p text:style-name="Standard"/>
      <text:p text:style-name="Standard"><text:span text:style-name="T2">price_3.csv:</text:span></text:p>
      <text:p text:style-name="Standard">Производитель: brand</text:p>
      <text:p text:style-name="Standard">Номер: code</text:p>
      <text:p text:style-name="Standard">Кол-во: stock</text:p>
      <text:p text:style-name="Standard">Цена: cost</text:p>
      <text:p text:style-name="Standard">Наименование: name</text:p>
      <text:p text:style-name="Standard"/>
      <text:p text:style-name="Standard"/>
      <text:p text:style-name="Standard"/>
      <text:p text:style-name="Standard"><text:span text:style-name="T2">Нужно учесть:</text:span></text:p>
      <text:p text:style-name="Standard"/>
      <text:list xml:id="list2953983303" text:style-name="WWNum1">
        <text:list-item>
          <text:p text:style-name="P1">Уникальность code + brand в рамках одного price_list. В случае конфликта должен сохраниться последний</text:p>
        </text:list-item>
        <text:list-item>
          <text:p text:style-name="P1">brand и code регистронезависимые. Т.е. TOYOTA и Toyota считаются одинаковыми </text:p>
        </text:list-item>
        <text:list-item>
          <text:p text:style-name="P1">Повторный импорт прайса с измененными данными. Позиции, которых не стало в прайсе, не должны остаться в базе после импорта.</text:p>
        </text:list-item>
        <text:list-item>
          <text:p text:style-name="P1">Если кол-во указано как &gt; n, записывать n</text:p>
        </text:list-item>
        <text:list-item>
          <text:p text:style-name="P1">Отбрасывать невалидные строки. При этом поле name не обязательное и может быть сохранено как пустое</text:p>
        </text:list-item>
        <text:list-item>
          <text:p text:style-name="P1">Файлы могут содержать большое кол-во строк (до 1 млн). Можно добавлять колонки \ индексы в базу для оптимизации импорта</text:p>
        </text:list-item>
        <text:list-item>
          <text:p text:style-name="P1">Могут быть другие прайсы с другим наименованием\последовательностью колонок</text:p>
        </text:list-item>
      </text:list>
      <text:p text:style-name="Standard"/>
      <text:p text:style-name="Standard">Не обязательно, но большим плюсом будут тесты RSpec</text:p>
      <text:p text:style-name="Standard"><text:soft-page-break/></text:p>
      <text:p text:style-name="Standard">Исходный код можете разместить на github, gitlab или bitbucket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1" meta:word-count="227" meta:character-count="1605" meta:non-whitespace-character-count="1397"/>
    <meta:generator>LibreOfficeDev/6.0.5.2$Linux_X86_64 LibreOffice_project/</meta:generator>
  </office:meta>
</office:document-meta>
</file>